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f38" officeooo:paragraph-rsid="00110f38"/>
    </style:style>
    <style:style style:name="P2" style:family="paragraph" style:parent-style-name="Standard">
      <style:text-properties officeooo:rsid="00110f38" officeooo:paragraph-rsid="001302b8"/>
    </style:style>
    <style:style style:name="P3" style:family="paragraph" style:parent-style-name="Standard">
      <style:text-properties officeooo:rsid="00207579" officeooo:paragraph-rsid="00207579"/>
    </style:style>
    <style:style style:name="P4" style:family="paragraph" style:parent-style-name="Standard">
      <style:text-properties officeooo:rsid="0021d28e" officeooo:paragraph-rsid="0021d28e"/>
    </style:style>
    <style:style style:name="T1" style:family="text">
      <style:text-properties officeooo:rsid="001302b8"/>
    </style:style>
    <style:style style:name="T2" style:family="text">
      <style:text-properties officeooo:rsid="00158b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bdelrahman ahmed tarek mohamed</text:p>
      <text:p text:style-name="P3"/>
      <text:p text:style-name="P4">abd00tarek19@gmail.co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8:58:47.322174794</meta:creation-date>
    <dc:date>2023-07-31T18:27:39.411881118</dc:date>
    <meta:editing-duration>PT24M48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" meta:paragraph-count="2" meta:word-count="5" meta:character-count="53" meta:non-whitespace-character-count="50"/>
  </office:meta>
</office:document-meta>
</file>